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0.562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4cm"/>
    </style:style>
    <style:style style:name="gr4" style:family="graphic" style:parent-style-name="standard">
      <style:graphic-properties draw:textarea-horizontal-align="justify" draw:textarea-vertical-align="middle" draw:auto-grow-height="false" fo:min-height="2.45cm" fo:min-width="5.1cm"/>
    </style:style>
    <style:style style:name="gr5" style:family="graphic" style:parent-style-name="standard">
      <style:graphic-properties draw:textarea-horizontal-align="justify" draw:textarea-vertical-align="middle" draw:auto-grow-height="false" fo:min-height="5.15cm" fo:min-width="2.7cm"/>
    </style:style>
    <style:style style:name="gr6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7.55cm" fo:min-width="1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-color="#eeeeee"/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1cm" svg:x="7.9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cm" svg:height="2.1cm" svg:x="6.2cm" svg:y="5.2cm">
          <text:p text:style-name="P1">Human Operat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2.4cm" svg:x="6.5cm" svg:y="8.8cm">
          <text:p text:style-name="P1">Overture 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2.7cm" svg:x="13.9cm" svg:y="7.2cm">
          <text:p text:style-name="P1">Keycloak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5.4cm" svg:x="1.8cm" svg:y="6.2cm">
          <text:p text:style-name="P1">Filesystem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1cm" svg:y1="6.4cm" svg:x2="5cm" svg:y2="7.1cm">
          <text:p text:style-name="P1"/>
        </draw:line>
        <draw:line draw:style-name="gr7" draw:text-style-name="P2" draw:layer="layout" svg:x1="7.4cm" svg:y1="7.4cm" svg:x2="7.5cm" svg:y2="8.7cm">
          <text:p/>
        </draw:line>
        <draw:line draw:style-name="gr8" draw:text-style-name="P2" draw:layer="layout" svg:x1="11.3cm" svg:y1="9.1cm" svg:x2="13.9cm" svg:y2="8.5cm">
          <text:p/>
        </draw:line>
        <draw:line draw:style-name="gr8" draw:text-style-name="P2" draw:layer="layout" svg:x1="6.4cm" svg:y1="9.8cm" svg:x2="5.1cm" svg:y2="9.9cm">
          <text:p/>
        </draw:line>
        <draw:line draw:style-name="gr8" draw:text-style-name="P2" draw:layer="layout" svg:x1="13.7cm" svg:y1="9.1cm" svg:x2="11.3cm" svg:y2="9.8cm">
          <text:p/>
        </draw:line>
        <draw:frame draw:style-name="gr9" draw:text-style-name="P3" draw:layer="layout" svg:width="0.853cm" svg:height="0.962cm" svg:x="5.247cm" svg:y="5.638cm">
          <draw:text-box>
            <text:p>1</text:p>
          </draw:text-box>
        </draw:frame>
        <draw:frame draw:style-name="gr9" draw:text-style-name="P3" draw:layer="layout" svg:width="0.853cm" svg:height="0.962cm" svg:x="7.247cm" svg:y="7.338cm">
          <draw:text-box>
            <text:p>2</text:p>
          </draw:text-box>
        </draw:frame>
        <draw:frame draw:style-name="gr9" draw:text-style-name="P3" draw:layer="layout" svg:width="0.853cm" svg:height="0.962cm" svg:x="12.053cm" svg:y="7.683cm">
          <draw:text-box>
            <text:p>3</text:p>
          </draw:text-box>
        </draw:frame>
        <draw:frame draw:style-name="gr9" draw:text-style-name="P3" draw:layer="layout" svg:width="0.853cm" svg:height="0.962cm" svg:x="5.447cm" svg:y="8.9cm">
          <draw:text-box>
            <text:p>4</text:p>
          </draw:text-box>
        </draw:frame>
        <draw:line draw:style-name="gr10" draw:text-style-name="P2" draw:layer="layout" svg:x1="9.3cm" svg:y1="7.5cm" svg:x2="9.3cm" svg:y2="8.6cm">
          <text:p/>
        </draw:line>
        <draw:frame draw:style-name="gr9" draw:text-style-name="P3" draw:layer="layout" svg:width="0.853cm" svg:height="0.962cm" svg:x="9.4cm" svg:y="7.438cm">
          <draw:text-box>
            <text:p>5</text:p>
          </draw:text-box>
        </draw:frame>
        <draw:custom-shape draw:style-name="gr11" draw:text-style-name="P5" draw:layer="layout" svg:width="18.5cm" svg:height="7.8cm" svg:x="1.6cm" svg:y="12.7cm">
          <text:list text:style-name="L2">
            <text:list-item>
              <text:p text:style-name="P4">User creates metadata file and place the genome files to<text:line-break/>upload as shown in the Overture Client examples</text:p>
            </text:list-item>
            <text:list-item>
              <text:p text:style-name="P4">User calls the Overture Client to login</text:p>
            </text:list-item>
            <text:list-item>
              <text:p text:style-name="P4">Overturent Client logins to Keycloak with user credentials to<text:line-break/>get an auth token</text:p>
            </text:list-item>
            <text:list-item>
              <text:p text:style-name="P4">Overture Client Stores the auth token on the filesystem</text:p>
            </text:list-item>
            <text:list-item>
              <text:p text:style-name="P4">User calls the Overture Client to batch create the analyses<text:line-break/>defined in the metadata file and batch upload the related<text:line-break/>genome files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6:38:21.196960235</meta:creation-date>
    <dc:date>2020-04-28T17:07:53.458082839</dc:date>
    <meta:editing-duration>PT8M20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